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Google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m" svg:font-family="rem, 'Google Sans Text', 'Google Sans', sans-serif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044cm"/>
    </style:style>
    <style:style style:name="Tabla1.B" style:family="table-column">
      <style:table-column-properties style:column-width="8.348cm"/>
    </style:style>
    <style:style style:name="Tabla1.C" style:family="table-column">
      <style:table-column-properties style:column-width="5.607cm"/>
    </style:style>
    <style:style style:name="Tabla1.A1" style:family="table-cell">
      <style:table-cell-properties style:vertical-align="middle" fo:padding-left="0.049cm" fo:padding-right="0cm" fo:padding-top="0cm" fo:padding-bottom="0.049cm" fo:border-left="0.05pt solid #e8eaed" fo:border-right="none" fo:border-top="none" fo:border-bottom="0.05pt solid #e8eaed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06cm"/>
    </style:style>
    <style:style style:name="Tabla2.B" style:family="table-column">
      <style:table-column-properties style:column-width="6.664cm"/>
    </style:style>
    <style:style style:name="Tabla2.C" style:family="table-column">
      <style:table-column-properties style:column-width="7.276cm"/>
    </style:style>
    <style:style style:name="Tabla2.A1" style:family="table-cell">
      <style:table-cell-properties style:vertical-align="middle" fo:padding-left="0.049cm" fo:padding-right="0cm" fo:padding-top="0cm" fo:padding-bottom="0.049cm" fo:border-left="0.05pt solid #e8eaed" fo:border-right="none" fo:border-top="none" fo:border-bottom="0.05pt solid #e8eaed"/>
    </style:style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P3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style:font-name="Google Sans Text" fo:font-size="10.5pt" fo:letter-spacing="normal" fo:font-style="normal" fo:font-weight="normal"/>
    </style:style>
    <style:style style:name="P4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5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style:font-name="Google Sans Text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VP: Diagnóstico y Acción Simplificada para Cultivo</text:p>
      <text:p text:style-name="Standard"/>
      <text:p text:style-name="P1">La versión mínima viable y útil (MVP) de la aplicación debe centrarse en abordar la frustración más paralizante para el cultivador: la <text:span text:style-name="T1">ambigüedad de los síntomas</text:span> y la <text:span text:style-name="T1">sobrecarga de información</text:span> que conduce al <text:span text:style-name="T1">bloqueo</text:span>.</text:p>
      <text:p text:style-name="P1">El MVP debe ser un <text:span text:style-name="T1">"Solucionador de Problemas Simplificado"</text:span> combinado con una herramienta de <text:span text:style-name="T1">sistematización mínima</text:span>, ya que el usuario pide implícitamente una <text:span text:style-name="T1">"guía sencilla y práctica"</text:span> y un <text:span text:style-name="T1">"solucionador de problemas"</text:span>.</text:p>
      <text:p text:style-name="P2">Versión Mínima Viable y Útil (MVP)</text:p>
      <text:p text:style-name="P1">La funcionalidad principal del MVP sería el <text:span text:style-name="T1">Diagnóstico y Acción Simplificados</text:span>, basándose en reglas y contenido estructurado en lugar de una IA compleja.</text:p>
      <text:p text:style-name="P3">1. Solucionador de Problemas Simplificado (El Corazón del Valor)</text:p>
      <text:p text:style-name="P1">Esta funcionalidad reemplaza el proceso complejo de diagnóstico con un flujo guiado y una solución concreta, demostrando inmediatamente el valor de la idea.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Característica</text:p>
          </table:table-cell>
          <table:table-cell table:style-name="Tabla1.A1" office:value-type="string">
            <text:p text:style-name="P4">Propósito y Valor</text:p>
          </table:table-cell>
          <table:table-cell table:style-name="Tabla1.A1" office:value-type="string">
            <text:p text:style-name="P4">Fundamento en las Fuentes</text:p>
          </table:table-cell>
        </table:table-row>
        <table:table-row>
          <table:table-cell table:style-name="Tabla1.A1" office:value-type="string">
            <text:p text:style-name="P5">Diagnóstico Basado en Síntomas y Fase:</text:p>
          </table:table-cell>
          <table:table-cell table:style-name="Tabla1.A1" office:value-type="string">
            <text:p text:style-name="P4">El cultivador ingresa manualmente <text:span text:style-name="T1">dos datos esenciales:</text:span> 1) el <text:span text:style-name="T1">Síntoma Visual</text:span> (ej.: hojas amarillas en las partes bajas) y 2) la <text:span text:style-name="T1">Fase de Cultivo</text:span> (ej.: Floración S3).</text:p>
          </table:table-cell>
          <table:table-cell table:style-name="Tabla1.A1" office:value-type="string">
            <text:p text:style-name="P4">Aborda la frustración de que los síntomas son <text:span text:style-name="T1">"muy ambiguos"</text:span> y que el cultivador se <text:span text:style-name="T1">"vuelve loco"</text:span> intentando encontrar la causa.</text:p>
          </table:table-cell>
        </table:table-row>
        <table:table-row>
          <table:table-cell table:style-name="Tabla1.A1" office:value-type="string">
            <text:p text:style-name="P5">Acción Correctiva Única:</text:p>
          </table:table-cell>
          <table:table-cell table:style-name="Tabla1.A1" office:value-type="string">
            <text:p text:style-name="P4">El sistema, basado en una base de datos de problemas comunes, proporciona un <text:span text:style-name="T1">diagnóstico singular y contextualizado</text:span> (ej.: "Posible bloqueo de nutrientes por pH bajo") con una <text:span text:style-name="T1">acción correctiva única y priorizada</text:span> (ej.: "Ajuste inmediato del pH a 6.2 y lavado de raíces").</text:p>
          </table:table-cell>
          <table:table-cell table:style-name="Tabla1.A1" office:value-type="string">
            <text:p text:style-name="P4">Elimina la <text:span text:style-name="T1">sobrecarga de información</text:span> y el <text:span text:style-name="T1">ciclo vicioso de la ineficacia</text:span> (ensayo y error). Cumple con la petición de una <text:span text:style-name="T1">solución integral</text:span>.</text:p>
          </table:table-cell>
        </table:table-row>
      </table:table>
      <text:p text:style-name="P6">2. Módulo de Protocolos Esquemáticos (El Contexto Mínimo)</text:p>
      <text:p text:style-name="P7">Para contextualizar la solución y permitir al usuario prevenir futuros errores, el MVP incluiría las guías de referencia rápida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4">Característica</text:p>
          </table:table-cell>
          <table:table-cell table:style-name="Tabla2.A1" office:value-type="string">
            <text:p text:style-name="P4">Propósito y Valor</text:p>
          </table:table-cell>
          <table:table-cell table:style-name="Tabla2.A1" office:value-type="string">
            <text:p text:style-name="P4">Fundamento en las Fuentes</text:p>
          </table:table-cell>
        </table:table-row>
        <table:table-row>
          <table:table-cell table:style-name="Tabla2.A1" office:value-type="string">
            <text:p text:style-name="P5">Tablas de Parámetros Críticos:</text:p>
          </table:table-cell>
          <table:table-cell table:style-name="Tabla2.A1" office:value-type="string">
            <text:p text:style-name="P4">Muestra <text:span text:style-name="T1">tablas resumidas</text:span> de los rangos ideales de <text:span text:style-name="T1">pH, EC, Temperatura y Humedad</text:span> para cada etapa de crecimiento (esqueje, vegetativo, floración).</text:p>
          </table:table-cell>
          <table:table-cell table:style-name="Tabla2.A1" office:value-type="string">
            <text:p text:style-name="P4">Ayuda a la <text:span text:style-name="T1">sistematización</text:span> y reduce la necesidad del novato de buscar libros o foros (combatir la <text:span text:style-name="T1">"sobredosis de información"</text:span>).</text:p>
          </table:table-cell>
        </table:table-row>
        <table:table-row>
          <table:table-cell table:style-name="Tabla2.A1" office:value-type="string">
            <text:p text:style-name="P5">Calculadora de VPD Simplificada:</text:p>
          </table:table-cell>
          <table:table-cell table:style-name="Tabla2.A1" office:value-type="string">
            <text:p text:style-name="P4">Requiere que el usuario ingrese la temperatura y la humedad actuales para calcular el <text:span text:style-name="T1">VPD</text:span>. Muestra si el valor está dentro del <text:span text:style-name="T1">VPD ideal para esa etapa de crecimiento</text:span>.</text:p>
          </table:table-cell>
          <table:table-cell table:style-name="Tabla2.A1" office:value-type="string">
            <text:p text:style-name="P4">Permite el <text:span text:style-name="T1">monitoreo continuo</text:span> de un parámetro crítico (VPD es clave para la salud) y ayuda a prevenir activamente problemas como el estrés hídrico y el moho.</text:p>
          </table:table-cell>
        </table:table-row>
      </table:table>
      <text:p text:style-name="P8"><text:soft-page-break/>Justificación del MVP</text:p>
      <text:p text:style-name="P7">Este conjunto de funcionalidades es la versión mínima viable porque:</text:p>
      <text:p text:style-name="P7">1. <text:span text:style-name="T1">Demuestra Alto Valor:</text:span> Resuelve directamente la mayor fuente de frustración y bloqueo: la incertidumbre del diagnóstico. Al ofrecer una <text:span text:style-name="T1">acción correctiva única</text:span>, el cultivador experimenta un alivio inmediato de la <text:span text:style-name="T1">ansiedad y el pánico</text:span> ante el <text:span text:style-name="T1">alto costo del fracaso</text:span>.</text:p>
      <text:p text:style-name="P7">2. <text:span text:style-name="T1">Es Simple de Construir:</text:span> Evita la complejidad inicial de la <text:span text:style-name="T1">Inteligencia Artificial</text:span> de análisis de imágenes o la <text:span text:style-name="T1">integración de sensores</text:span> en tiempo real. La lógica de diagnóstico puede basarse en un árbol de decisiones o una base de datos simple de síntomas comunes.</text:p>
      <text:p text:style-name="P7">3. <text:span text:style-name="T1">Fomenta la Acción:</text:span> El MVP transforma la <text:span text:style-name="T1">parálisis</text:span> por miedo o sobrecarga en una <text:span text:style-name="T1">acción inmediata y dirigida</text:span>, lo que es fundamental para que el cultivador sienta que puede <text:span text:style-name="T1">aprender sobre la marcha y cometer errores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Google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m" svg:font-family="rem, 'Google Sans Text', 'Google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6:58:19.841781200</meta:creation-date>
    <dc:date>2025-11-30T16:58:55.878901000</dc:date>
    <meta:editing-duration>PT36S</meta:editing-duration>
    <meta:editing-cycles>1</meta:editing-cycles>
    <meta:generator>LibreOffice/25.2.7.2$Windows_X86_64 LibreOffice_project/5cbfd1ab6520636bb5f7b99185aa69bd7456825d</meta:generator>
    <meta:document-statistic meta:table-count="2" meta:image-count="0" meta:object-count="0" meta:page-count="2" meta:paragraph-count="32" meta:word-count="542" meta:character-count="3450" meta:non-whitespace-character-count="2940"/>
  </office:meta>
</office:document-meta>
</file>